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margin-left="0cm" fo:margin-right="0cm" fo:text-align="start" fo:text-indent="0cm"/>
      <style:text-properties fo:font-size="20pt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CSS</text:span></text:p>
            <text:p text:style-name="P3"><text:span text:style-name="T1"/></text:p>
            <text:p text:style-name="P3"><text:span text:style-name="T1">Cascading Style Sheets : in italiano fogli di stile a cascata</text:span></text:p>
            <text:p text:style-name="P3"><text:span text:style-name="T1"/></text:p>
            <text:p text:style-name="P3"><text:span text:style-name="T1">È un linguaggio usato per definire la formattazione di documenti </text:span></text:p>
            <text:p text:style-name="P3"><text:span text:style-name="T1">Descrive lo stile degli elementi di pagina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CSS" xlink:type="simple">https://github.com/matteobaccan/CorsoCSS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body {</text:span></text:p>
            <text:p text:style-name="P3"><text:span text:style-name="T1"><text:s text:c="2"/></text:span><text:span text:style-name="T1">background-color: red;</text:span></text:p>
            <text:p text:style-name="P3"><text:span text:style-name="T1">}</text:span></text:p>
            <text:p text:style-name="P3"><text:span text:style-name="T1"/></text:p>
            <text:p text:style-name="P3"><text:span text:style-name="T1">h1 {</text:span></text:p>
            <text:p text:style-name="P3"><text:span text:style-name="T1"><text:s text:c="2"/></text:span><text:span text:style-name="T1">color: black;</text:span></text:p>
            <text:p text:style-name="P3"><text:span text:style-name="T1"><text:s text:c="2"/></text:span><text:span text:style-name="T1">text-align: center;</text:span></text:p>
            <text:p text:style-name="P3"><text:span text:style-name="T1">}</text:span></text:p>
            <text:p text:style-name="P3"><text:span text:style-name="T1"/></text:p>
            <text:p text:style-name="P3"><text:span text:style-name="T1">p {</text:span></text:p>
            <text:p text:style-name="P3"><text:span text:style-name="T1"><text:s text:c="2"/></text:span><text:span text:style-name="T1">font-family: courier;</text:span></text:p>
            <text:p text:style-name="P3"><text:span text:style-name="T1"><text:s text:c="2"/></text:span><text:span text:style-name="T1">font-size: 24px;</text:span></text:p>
            <text:p text:style-name="P3"><text:span text:style-name="T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Cos'è il CSS?</text:span></text:p>
            <text:p text:style-name="P3"><text:span text:style-name="T6"/></text:p>
            <text:p text:style-name="P3"><text:span text:style-name="T6">CSS è acronimo di </text:span><text:span text:style-name="T7">Cascading Style Sheets</text:span><text:span text:style-name="T6">, sono fogli che vengono utilizzati per formattare le pagine web.</text:span></text:p>
            <text:p text:style-name="P3"><text:span text:style-name="T6"/></text:p>
            <text:p text:style-name="P3"><text:span text:style-name="T6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6"/></text:p>
            <text:p text:style-name="P3"><text:span text:style-name="T6">Da notare che </text:span><text:span text:style-name="T7">cascading </text:span><text:span text:style-name="T6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I CSS possono essere aggiunti ai documenti HTML in 3 modi:</text:span></text:p>
            <text:p text:style-name="P3"><text:span text:style-name="T6"/></text:p>
            <text:p text:style-name="P3"><text:span text:style-name="T6">Inline - utilizzando l'attributo style all'interno degli elementi HTML</text:span></text:p>
            <text:p text:style-name="P3"><text:span text:style-name="T6">Interno - utilizzando un elemento &lt;style&gt; nella sezione &lt;head&gt;</text:span></text:p>
            <text:p text:style-name="P3"><text:span text:style-name="T6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6">&lt;h1 </text:span><text:span text:style-name="T7">style="color:blue;"</text:span><text:span text:style-name="T6">&gt;Una intestazione blue&lt;/h1&gt;</text:span></text:p>
            <text:p text:style-name="P3"><text:span text:style-name="T6"/></text:p>
            <text:p text:style-name="P3"><text:span text:style-name="T6">&lt;p </text:span><text:span text:style-name="T7">style="color:red;"</text:span><text:span text:style-name="T6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&lt;html&gt;</text:span></text:p>
            <text:p text:style-name="P3"><text:span text:style-name="T8"><text:s/></text:span><text:span text:style-name="T8">&lt;head&gt;</text:span></text:p>
            <text:p text:style-name="P3"><text:span text:style-name="T7"><text:s text:c="2"/></text:span><text:span text:style-name="T7">&lt;style&gt;</text:span></text:p>
            <text:p text:style-name="P3"><text:span text:style-name="T7">body {background-color: powderblue;}</text:span></text:p>
            <text:p text:style-name="P3"><text:span text:style-name="T7">h1 <text:s text:c="2"/>{color: blue;}</text:span></text:p>
            <text:p text:style-name="P3"><text:span text:style-name="T7">p <text:s text:c="3"/>{color: red;}</text:span></text:p>
            <text:p text:style-name="P3"><text:span text:style-name="T7"><text:s text:c="2"/></text:span><text:span text:style-name="T7">&lt;/style&gt;</text:span></text:p>
            <text:p text:style-name="P3"><text:span text:style-name="T8"><text:s/></text:span><text:span text:style-name="T8">&lt;/head&gt;</text:span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This is a heading&lt;/h1&gt;</text:span></text:p>
            <text:p text:style-name="P3"><text:span text:style-name="T8"><text:s text:c="2"/></text:span><text:span text:style-name="T8">&lt;p&gt;This is a paragraph.&lt;/p&gt;</text:span></text:p>
            <text:p text:style-name="P3"><text:span text:style-name="T8"><text:s/></text:span><text:span text:style-name="T8">&lt;/body&gt;</text:span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&lt;!DOCTYPE html&gt;</text:span></text:p>
            <text:p text:style-name="P3"><text:span text:style-name="T8"><text:s/></text:span><text:span text:style-name="T8">&lt;html&gt;</text:span></text:p>
            <text:p text:style-name="P3"><text:span text:style-name="T8"/></text:p>
            <text:p text:style-name="P3"><text:span text:style-name="T8"><text:s text:c="2"/></text:span><text:span text:style-name="T8">&lt;head&gt;</text:span></text:p>
            <text:p text:style-name="P3"><text:span text:style-name="T8"><text:s text:c="3"/></text:span><text:span text:style-name="T7">&lt;link rel="stylesheet" href="styles.css"&gt;</text:span></text:p>
            <text:p text:style-name="P3"><text:span text:style-name="T8"><text:s text:c="2"/></text:span><text:span text:style-name="T8">&lt;/head&gt;</text:span></text:p>
            <text:p text:style-name="P3"><text:span text:style-name="T8"/></text:p>
            <text:p text:style-name="P3"><text:span text:style-name="T8"><text:s/></text:span><text:span text:style-name="T8">&lt;body&gt;</text:span></text:p>
            <text:p text:style-name="P3"><text:span text:style-name="T8"><text:s text:c="2"/></text:span><text:span text:style-name="T8">&lt;h1&gt;Intestazione&lt;/h1&gt;</text:span></text:p>
            <text:p text:style-name="P3"><text:span text:style-name="T8"><text:s text:c="2"/></text:span><text:span text:style-name="T8">&lt;p&gt;Paragrafo&lt;/p&gt;</text:span></text:p>
            <text:p text:style-name="P3"><text:span text:style-name="T8"><text:s/></text:span><text:span text:style-name="T8">&lt;/body&gt;</text:span></text:p>
            <text:p text:style-name="P3"><text:span text:style-name="T8"/></text:p>
            <text:p text:style-name="P3"><text:span text:style-name="T8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body {</text:span></text:p>
            <text:p text:style-name="P3"><text:span text:style-name="T8"><text:s text:c="2"/></text:span><text:span text:style-name="T8">background-color: powder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h1 {</text:span></text:p>
            <text:p text:style-name="P3"><text:span text:style-name="T8"><text:s text:c="2"/></text:span><text:span text:style-name="T8">color: blue;</text:span></text:p>
            <text:p text:style-name="P3"><text:span text:style-name="T8">}</text:span></text:p>
            <text:p text:style-name="P3"><text:span text:style-name="T8"/></text:p>
            <text:p text:style-name="P3"><text:span text:style-name="T8">p {</text:span></text:p>
            <text:p text:style-name="P3"><text:span text:style-name="T8"><text:s text:c="2"/></text:span><text:span text:style-name="T8">color: red;</text:span></text:p>
            <text:p text:style-name="P3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intass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La sintassi di base dei CSS è data dalla dichiarazione di un </text:span><text:span text:style-name="T7">selector</text:span><text:span text:style-name="T6">, seguito da una lista di </text:span><text:span text:style-name="T7">proprietà</text:span><text:span text:style-name="T6"> e del loro relativo </text:span><text:span text:style-name="T7">valore</text:span></text:p>
            <text:p text:style-name="P3"><text:span text:style-name="T6"/></text:p>
            <text:p text:style-name="P3"><text:span text:style-name="T7">selector</text:span><text:span text:style-name="T8"> {</text:span></text:p>
            <text:p text:style-name="P3"><text:span text:style-name="T8"><text:s text:c="2"/></text:span><text:span text:style-name="T7">proprietà</text:span><text:span text:style-name="T8">: </text:span><text:span text:style-name="T7">valore</text:span><text:span text:style-name="T8">;</text:span></text:p>
            <text:p text:style-name="P3"><text:span text:style-name="T8">}</text:span></text:p>
            <text:p text:style-name="P3"><text:span text:style-name="T8"/></text:p>
            <text:p text:style-name="P3"><text:span text:style-name="T8">In questo caso il selettore è </text:span><text:span text:style-name="T7">body</text:span><text:span text:style-name="T6"> e la proprietà impostata è </text:span><text:span text:style-name="T7">background-color</text:span><text:span text:style-name="T6"> seguita dal suo valore </text:span><text:span text:style-name="T7">red</text:span></text:p>
            <text:p text:style-name="P3"><text:span text:style-name="T8"/></text:p>
            <text:p text:style-name="P6"><text:span text:style-name="T8">body {</text:span></text:p>
            <text:p text:style-name="P6"><text:span text:style-name="T8"><text:s text:c="2"/></text:span><text:span text:style-name="T8">background-color: red;</text:span></text:p>
            <text:p text:style-name="P6"><text:span text:style-name="T8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8">I </text:span><text:span text:style-name="T7">selector</text:span><text:span text:style-name="T6"> permettono di identificare in modo preciso gli elementi HTML che vogliamo personalizzare.</text:span></text:p>
            <text:p text:style-name="P3"><text:span text:style-name="T6"/></text:p>
            <text:p text:style-name="P3"><text:span text:style-name="T6">Esistono 5 categorie diverse di </text:span><text:span text:style-name="T7">selector</text:span></text:p>
            <text:p text:style-name="P3"><text:span text:style-name="T7"/></text:p>
            <text:p text:style-name="P3"><text:span text:style-name="T7">selector semplici : </text:span><text:span text:style-name="T6">selezionano gli elementi in base a nome, id, classe</text:span></text:p>
            <text:p text:style-name="P3"><text:span text:style-name="T7">selector combinatori o di relazione :</text:span><text:span text:style-name="T6"> selezionano gli elementi in base alla loro relazione</text:span></text:p>
            <text:p text:style-name="P3"><text:span text:style-name="T7">selector di pseudo-classe : </text:span><text:span text:style-name="T6">selezionano gli elementi in base a uno stato</text:span></text:p>
            <text:p text:style-name="P3"><text:span text:style-name="T7">selector di pseudo-elementi : </text:span><text:span text:style-name="T6">selezionano e definiscono lo stile di una parte di un elemento</text:span></text:p>
            <text:p text:style-name="P3"><text:span text:style-name="T7">selector di attributo : </text:span><text:span text:style-name="T6">selezionano gli elementi in base a un attributo o al valore di un attribu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semplici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I </text:span><text:span text:style-name="T7">selector</text:span><text:span text:style-name="T6"> semplici selezionano gli elementi in base a nome, id, classe</text:span></text:p>
            <text:p text:style-name="P3"><text:span text:style-name="T6"/></text:p>
            <text:p text:style-name="P3"><text:span text:style-name="T6">tag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#idtag {</text:span></text:p>
            <text:p text:style-name="P6"><text:span text:style-name="T6"><text:s text:c="2"/></text:span><text:span text:style-name="T6">color: red;</text:span></text:p>
            <text:p text:style-name="P6"><text:span text:style-name="T6">}</text:span></text:p>
            <text:p text:style-name="P6"><text:span text:style-name="T6">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  <text:p text:style-name="P6"><text:span text:style-name="T6">tag.classenome {</text:span></text:p>
            <text:p text:style-name="P6"><text:span text:style-name="T6"><text:s text:c="2"/></text:span><text:span text:style-name="T6">color: magenta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universale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3"><text:span text:style-name="T8">Per convenzione esiste il selector </text:span><text:span text:style-name="T7">* </text:span><text:span text:style-name="T6">che indica che le proprietà indicate devono essere applicate a qualsiasi </text:span><text:span text:style-name="T7">tag</text:span></text:p>
            <text:p text:style-name="P3"><text:span text:style-name="T6"/></text:p>
            <text:p text:style-name="P3"><text:span text:style-name="T6">*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3"><text:span text:style-name="T6"/></text:p>
            <text:p text:style-name="P3"><text:span text:style-name="T6">In questo modo, qualsiasi elemento contenuto in pagina, avrà una colorazione di default impostata sul verd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raggruppamenti</text:p>
          </draw:text-box>
        </draw:frame>
        <draw:frame presentation:style-name="pr4" draw:text-style-name="P4" draw:layer="layout" svg:width="25cm" svg:height="12.593cm" svg:x="1.5cm" svg:y="2.078cm">
          <draw:text-box>
            <text:p text:style-name="P3"><text:span text:style-name="T8">Per ridurre la prolissità dei CSS è stata introdotta la sintassi per raggruppamento che permette di mettere, in un’unica dichiarazione, più direttive CSS. Per questo motivo scrivere</text:span></text:p>
            <text:p text:style-name="P3"><text:span text:style-name="T6"/></text:p>
            <text:p text:style-name="P3"><text:span text:style-name="T6">h1 {</text:span></text:p>
            <text:p text:style-name="P3"><text:span text:style-name="T6"><text:s text:c="2"/></text:span><text:span text:style-name="T6">color: green;</text:span></text:p>
            <text:p text:style-name="P3"><text:span text:style-name="T6">}</text:span></text:p>
            <text:p text:style-name="P6"><text:span text:style-name="T6">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  <text:p text:style-name="P6"><text:span text:style-name="T6"/></text:p>
            <text:p text:style-name="P6"><text:span text:style-name="T6">Equivale a scrivere</text:span></text:p>
            <text:p text:style-name="P6"><text:span text:style-name="T6"/></text:p>
            <text:p text:style-name="P6"><text:span text:style-name="T6">h1, h2 {</text:span></text:p>
            <text:p text:style-name="P6"><text:span text:style-name="T6"><text:s text:c="2"/></text:span><text:span text:style-name="T6">color: green;</text:span></text:p>
            <text:p text:style-name="P6"><text:span text:style-name="T6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6"><text:span text:style-name="T6">I </text:span><text:span text:style-name="T7">selector combinatori :</text:span><text:span text:style-name="T6"> selezionano gli elementi in base alla loro relazione.</text:span></text:p>
            <text:p text:style-name="P6"><text:span text:style-name="T6">Per determinare la relazione viene usato un </text:span><text:span text:style-name="T7">combinator</text:span><text:span text:style-name="T6">. I combinator possono essere di 4 tipi</text:span></text:p>
            <text:p text:style-name="P6"><text:span text:style-name="T6"/></text:p>
            <text:p text:style-name="P6"><text:span text:style-name="T6">discendente (spazio)</text:span></text:p>
            <text:p text:style-name="P6"><text:span text:style-name="T6">figlio (&gt;)</text:span></text:p>
            <text:p text:style-name="P6"><text:span text:style-name="T6">fratelli adiacenti (+)</text:span></text:p>
            <text:p text:style-name="P6"><text:span text:style-name="T6">fratelli generali (~)</text:span></text:p>
            <text:p text:style-name="P3"><text:span text:style-name="T6"/></text:p>
            <text:p text:style-name="P3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combinator</text:p>
          </draw:text-box>
        </draw:frame>
        <draw:frame presentation:style-name="pr3" draw:text-style-name="P4" draw:layer="layout" svg:width="25cm" svg:height="11.019cm" svg:x="1.5cm" svg:y="2.864cm">
          <draw:text-box>
            <text:p text:style-name="P6"><text:span text:style-name="T7">discendente (spazio)</text:span></text:p>
            <text:p text:style-name="P6"><text:span text:style-name="T6">div p { background-color: red; }</text:span></text:p>
            <text:p text:style-name="P6"><text:span text:style-name="T6"/></text:p>
            <text:p text:style-name="P6"><text:span text:style-name="T7">figlio (&gt;)</text:span></text:p>
            <text:p text:style-name="P6"><text:span text:style-name="T6">div &gt; p { color: white; }</text:span></text:p>
            <text:p text:style-name="P6"><text:span text:style-name="T6"/></text:p>
            <text:p text:style-name="P6"><text:span text:style-name="T7">fratelli adiacenti (+)</text:span></text:p>
            <text:p text:style-name="P6"><text:span text:style-name="T6">h3 + span { color: white; }</text:span></text:p>
            <text:p text:style-name="P6"><text:span text:style-name="T6"/></text:p>
            <text:p text:style-name="P6"><text:span text:style-name="T7">fratelli generali (~)</text:span></text:p>
            <text:p text:style-name="P6"><text:span text:style-name="T6">h2 ~ h3 { border: 1px solid black; 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a pseudo classe identifica uno stato speciale di un tag.</text:span></text:p>
            <text:p text:style-name="P6"><text:span text:style-name="T6"/></text:p>
            <text:p text:style-name="P6"><text:span text:style-name="T6">La sintassi di utilizzo è simile alla sintassi base, con l’aggiunta di : e il tipo di pseudoclasse</text:span></text:p>
            <text:p text:style-name="P6"><text:span text:style-name="T6"/></text:p>
            <text:p text:style-name="P6"><text:span text:style-name="T7">selector:pseudoclasse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classe</text:p>
          </draw:text-box>
        </draw:frame>
        <draw:frame presentation:style-name="pr3" draw:text-style-name="P9" draw:layer="layout" svg:width="25cm" svg:height="11.019cm" svg:x="1.5cm" svg:y="2.864cm">
          <draw:text-box>
            <text:p text:style-name="P8"><text:span text:style-name="T6">Esistono una trentina di pseudoclassi.</text:span></text:p>
            <text:p text:style-name="P8"><text:span text:style-name="T6"/></text:p>
            <text:p text:style-name="P8"><text:span text:style-name="T6">Di seguito alcune classi</text:span></text:p>
            <text:p text:style-name="P8"><text:span text:style-name="T6"/></text:p>
            <text:p text:style-name="P8"><text:span text:style-name="T7">:hover</text:span><text:span text:style-name="T6"> è attiva quando il puntatore del mouse è sopra l’elemento</text:span></text:p>
            <text:p text:style-name="P8"><text:span text:style-name="T7">:first-child</text:span><text:span text:style-name="T6"> è il primo elemento di una lista</text:span></text:p>
            <text:p text:style-name="P8"><text:span text:style-name="T7">:focus</text:span><text:span text:style-name="T6"> un input che riceve il fuoco</text:span></text:p>
            <text:p text:style-name="P8"><text:span text:style-name="T7">:read-only </text:span><text:span text:style-name="T6">un input con l’attributo </text:span><text:span text:style-name="T7">readonly</text:span></text:p>
            <text:p text:style-name="P8"><text:span text:style-name="T6"/></text:p>
            <text:p text:style-name="P8"><text:span text:style-name="T6">Sul sito dei developer Mozilla è possibile averne un elenco completo</text:span></text:p>
            <text:p text:style-name="P8"><text:span text:style-name="T6"/></text:p>
            <text:p text:style-name="P8"><text:span text:style-name="T6"><text:a xlink:href="https://developer.mozilla.org/en-US/docs/Web/CSS/Pseudo-classes" xlink:type="simple">https://developer.mozilla.org/en-US/docs/Web/CSS/Pseudo-classes</text:a>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6">La sintassi di utilizzo è simile alle pseudo classi, con l’aggiunta di un doppio : e il tipo di pseudo elemento</text:span></text:p>
            <text:p text:style-name="P6"><text:span text:style-name="T6"/></text:p>
            <text:p text:style-name="P6"><text:span text:style-name="T7">selector::pseudoelemento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3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selector pseudo elemento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Un pseudo elemento viene utilizzato per applicare uno stile a una parte specifica di un elemento.</text:span></text:p>
            <text:p text:style-name="P6"><text:span text:style-name="T6"/></text:p>
            <text:p text:style-name="P6"><text:span text:style-name="T7">::after </text:span><text:span text:style-name="T6">prima dell’elemento</text:span></text:p>
            <text:p text:style-name="P6"><text:span text:style-name="T7">::before </text:span><text:span text:style-name="T6">dopo l’elemento</text:span></text:p>
            <text:p text:style-name="P6"><text:span text:style-name="T6"/></text:p>
          </draw:text-box>
        </draw:frame>
        <presentation:notes draw:style-name="dp3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Tramite i selector di attributi è possibile applicare uno stile agli elementi HTML che hanno attributi o valori di attributo specifici.</text:span></text:p>
            <text:p text:style-name="P6"><text:span text:style-name="T6"/></text:p>
            <text:p text:style-name="P6"><text:span text:style-name="T7">selector[attributo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7">selector[attributo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solo il tag </text:span><text:span text:style-name="T7">p</text:span><text:span text:style-name="T6"> che ha un attributo chiamato </text:span><text:span text:style-name="T7">test1</text:span></text:p>
            <text:p text:style-name="P6"><text:span text:style-name="T6"/></text:p>
            <text:p text:style-name="P6"><text:span text:style-name="T7">p[test1] {</text:span></text:p>
            <text:p text:style-name="P6"><text:span text:style-name="T7"><text:s text:c="2"/></text:span><text:span text:style-name="T7">color: red;</text:span></text:p>
            <text:p text:style-name="P6"><text:span text:style-name="T7">}</text:span></text:p>
            <text:p text:style-name="P6"><text:span text:style-name="T7"/></text:p>
            <text:p text:style-name="P6"><text:span text:style-name="T6">Seleziono solo il tag </text:span><text:span text:style-name="T7">p</text:span><text:span text:style-name="T6"> che ha un attributo chiamato </text:span><text:span text:style-name="T7">test2 </text:span><text:span text:style-name="T6">col valore </text:span><text:span text:style-name="T7">pippo</text:span></text:p>
            <text:p text:style-name="P6"><text:span text:style-name="T7"/></text:p>
            <text:p text:style-name="P6"><text:span text:style-name="T7">p[test2=pippo] {</text:span></text:p>
            <text:p text:style-name="P6"><text:span text:style-name="T7"><text:s text:c="2"/></text:span><text:span text:style-name="T7">color: green;</text:span></text:p>
            <text:p text:style-name="P6"><text:span text:style-name="T7">}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parola valore</text:span></text:p>
            <text:p text:style-name="P6"><text:span text:style-name="T6"/></text:p>
            <text:p text:style-name="P6"><text:span text:style-name="T7">selector[attributo~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inizia per valore (uguale o uguale seguito dal trattino)</text:span></text:p>
            <text:p text:style-name="P6"><text:span text:style-name="T6"/></text:p>
            <text:p text:style-name="P6"><text:span text:style-name="T7">selector[attributo|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inizia valore</text:span></text:p>
            <text:p text:style-name="P6"><text:span text:style-name="T6"/></text:p>
            <text:p text:style-name="P6"><text:span text:style-name="T7">selector[attributo^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  <text:p text:style-name="P6"><text:span text:style-name="T6">Seleziono un attributo che finisce per valore</text:span></text:p>
            <text:p text:style-name="P6"><text:span text:style-name="T6"/></text:p>
            <text:p text:style-name="P6"><text:span text:style-name="T7">selector[attributo$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</draw:text-box>
        </draw:frame>
        <presentation:notes draw:style-name="dp3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CSS attribute selector </text:p>
          </draw:text-box>
        </draw:frame>
        <draw:frame presentation:style-name="pr3" draw:text-style-name="P7" draw:layer="layout" svg:width="25cm" svg:height="11.019cm" svg:x="1.5cm" svg:y="2.864cm">
          <draw:text-box>
            <text:p text:style-name="P6"><text:span text:style-name="T6">Seleziono un attributo che contiene la sottostringa valore</text:span></text:p>
            <text:p text:style-name="P6"><text:span text:style-name="T6"/></text:p>
            <text:p text:style-name="P6"><text:span text:style-name="T7">selector[attributo*=valore]</text:span><text:span text:style-name="T6"> {</text:span></text:p>
            <text:p text:style-name="P6"><text:span text:style-name="T6"><text:s text:c="2"/></text:span><text:span text:style-name="T7">proprietà</text:span><text:span text:style-name="T6">: </text:span><text:span text:style-name="T7">valore</text:span><text:span text:style-name="T6">;</text:span></text:p>
            <text:p text:style-name="P6"><text:span text:style-name="T6">}</text:span></text:p>
            <text:p text:style-name="P6"><text:span text:style-name="T6"/></text:p>
          </draw:text-box>
        </draw:frame>
        <presentation:notes draw:style-name="dp3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27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17H41M56S</meta:editing-duration>
    <meta:editing-cycles>259</meta:editing-cycles>
    <meta:generator>LibreOffice/7.0.0.3$Windows_x86 LibreOffice_project/8061b3e9204bef6b321a21033174034a5e2ea88e</meta:generator>
    <dc:title>Inspiration</dc:title>
    <dc:date>2022-04-05T15:41:08.948000000</dc:date>
    <meta:document-statistic meta:object-count="132"/>
  </office:meta>
</office:document-meta>
</file>